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/>
        </table:table-row>
      </table:table>
      <table:table table:name="GENERAL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3_CH3</text:p>
          </table:table-cell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4" office:value-type="string" calcext:value-type="string">
            <text:p>TIM4_CH1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4" office:value-type="string" calcext:value-type="string">
            <text:p>TIM4_CH2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TIM3_CH1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TIM3_CH2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7:33:40.2633824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1-12-04T18:42:49.408472192</dc:date>
    <meta:editing-duration>PT4H3M53S</meta:editing-duration>
    <meta:editing-cycles>9</meta:editing-cycles>
    <meta:generator>LibreOffice/6.4.7.2$Linux_X86_64 LibreOffice_project/40$Build-2</meta:generator>
    <meta:document-statistic meta:table-count="2" meta:cell-count="108" meta:object-count="0"/>
  </office:meta>
</office:document-meta>
</file>